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2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2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Standard">
      <style:text-properties officeooo:paragraph-rsid="0dd0bb8b"/>
    </style:style>
    <style:style style:name="P85" style:family="paragraph" style:parent-style-name="Standard">
      <style:text-properties officeooo:paragraph-rsid="0dd4d16d"/>
    </style:style>
    <style:style style:name="P86" style:family="paragraph" style:parent-style-name="Standard">
      <style:text-properties officeooo:paragraph-rsid="0dd5732a"/>
    </style:style>
    <style:style style:name="P87" style:family="paragraph" style:parent-style-name="Standard">
      <style:text-properties officeooo:paragraph-rsid="0dd640cb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04dbb4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paragraph-rsid="0d5dc5cc"/>
    </style:style>
    <style:style style:name="P94" style:family="paragraph" style:parent-style-name="Footnote">
      <style:text-properties officeooo:paragraph-rsid="0d80b951"/>
    </style:style>
    <style:style style:name="P95" style:family="paragraph" style:parent-style-name="Footnote">
      <style:text-properties officeooo:paragraph-rsid="0d88b8d0"/>
    </style:style>
    <style:style style:name="P96" style:family="paragraph" style:parent-style-name="Footnote">
      <style:text-properties officeooo:paragraph-rsid="0db416b4"/>
    </style:style>
    <style:style style:name="P97" style:family="paragraph" style:parent-style-name="Footnote">
      <style:text-properties officeooo:paragraph-rsid="0dd6ec6c"/>
    </style:style>
    <style:style style:name="P98" style:family="paragraph" style:parent-style-name="Footnote">
      <style:text-properties officeooo:paragraph-rsid="0dd9e39d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2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2" fo:font-size="11pt" style:font-size-asian="11pt" style:font-size-complex="11pt"/>
    </style:style>
    <style:style style:name="T6" style:family="text">
      <style:text-properties style:font-name="Ubuntu2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style:text-line-through-style="none" style:text-line-through-type="none" style:font-name="Ubuntu2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2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5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6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2" fo:font-size="12pt" fo:language="nl" fo:country="NL" fo:font-style="normal" fo:font-weight="bold" officeooo:rsid="0ddbb48e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2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4" style:family="text">
      <style:text-properties fo:color="#000000" style:text-line-through-style="none" style:text-line-through-type="none" style:font-name="Ubuntu2" fo:font-size="12pt" style:text-underline-style="none" style:font-size-asian="12pt" style:font-size-complex="12pt"/>
    </style:style>
    <style:style style:name="T215" style:family="text">
      <style:text-properties fo:color="#000000" style:text-line-through-style="none" style:text-line-through-type="none" style:font-name="Ubuntu2" fo:font-size="12pt" style:text-underline-style="none" officeooo:rsid="01657261" style:font-size-asian="12pt" style:font-size-complex="12pt"/>
    </style:style>
    <style:style style:name="T216" style:family="text">
      <style:text-properties fo:color="#000000" style:text-line-through-style="none" style:text-line-through-type="none" style:font-name="Ubuntu2" fo:font-size="12pt" style:text-underline-style="none" officeooo:rsid="0382ccb7" style:font-size-asian="12pt" style:font-size-complex="12pt"/>
    </style:style>
    <style:style style:name="T217" style:family="text">
      <style:text-properties fo:color="#000000" style:text-line-through-style="none" style:text-line-through-type="none" style:font-name="Ubuntu2" fo:font-size="12pt" style:text-underline-style="none" officeooo:rsid="0aabd8f8" style:font-size-asian="12pt" style:font-size-complex="12pt"/>
    </style:style>
    <style:style style:name="T218" style:family="text">
      <style:text-properties fo:color="#000000" style:text-line-through-style="none" style:text-line-through-type="none" style:font-name="Ubuntu2" fo:font-size="12pt" style:text-underline-style="none" officeooo:rsid="0d1f80e5" style:font-size-asian="12pt" style:font-size-complex="12pt"/>
    </style:style>
    <style:style style:name="T219" style:family="text">
      <style:text-properties fo:color="#000000" style:text-line-through-style="none" style:text-line-through-type="none" style:font-name="Ubuntu2" fo:font-size="12pt" style:text-underline-style="none" officeooo:rsid="0d21a97c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2" fo:font-size="12pt" style:text-underline-style="none" officeooo:rsid="0d2b3cbd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2" fo:font-size="12pt" style:text-underline-style="none" officeooo:rsid="0d2ecc1a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0" style:family="text">
      <style:text-properties fo:color="#000000" style:text-line-through-style="none" style:text-line-through-type="none" style:font-name="Ubuntu2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1" style:family="text">
      <style:text-properties fo:color="#000000" style:text-line-through-style="none" style:text-line-through-type="none" style:font-name="Ubuntu2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2" style:family="text">
      <style:text-properties fo:color="#000000" style:text-line-through-style="none" style:text-line-through-type="none" style:font-name="Ubuntu2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d392f98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d823c65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1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2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text-position="super 58%" style:font-name="Ubuntu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text-line-through-style="none" style:text-line-through-type="none" style:text-position="super 58%" style:font-name="Ubuntu2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fo:color="#000000" style:font-name="Ubuntu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fo:color="#000000" style:font-name="Ubuntu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fo:color="#000000" style:font-name="Ubuntu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5" style:family="text">
      <style:text-properties fo:color="#000000" style:font-name="Ubuntu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fo:color="#000000" style:font-name="Ubuntu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000000" style:font-name="Ubuntu2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000000" style:font-name="Ubuntu2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2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2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2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fo:color="#000000" style:font-name="Ubuntu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fo:color="#000000" style:font-name="Ubuntu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fo:color="#000000" style:font-name="Ubuntu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fo:color="#000000" style:font-name="Ubuntu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fo:color="#000000" style:font-name="Ubuntu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style:font-name="Ubuntu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3" style:family="text">
      <style:text-properties fo:color="#000000" style:font-name="Ubuntu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4" style:family="text">
      <style:text-properties fo:color="#000000" style:font-name="Ubuntu2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2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2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7" style:family="text">
      <style:text-properties fo:color="#000000" style:font-name="Ubuntu2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59" style:family="text">
      <style:text-properties fo:color="#000000" style:font-name="Ubuntu2" fo:font-size="12pt" style:text-underline-style="none" officeooo:rsid="067ff87e" style:font-size-asian="12pt" style:font-size-complex="12pt"/>
    </style:style>
    <style:style style:name="T360" style:family="text">
      <style:text-properties fo:color="#000000" style:font-name="Ubuntu2" fo:font-size="12pt" style:text-underline-style="none" officeooo:rsid="06807e83" style:font-size-asian="12pt" style:font-size-complex="12pt"/>
    </style:style>
    <style:style style:name="T361" style:family="text">
      <style:text-properties fo:color="#000000" style:font-name="Ubuntu2" fo:font-size="12pt" style:text-underline-style="none" officeooo:rsid="0588721b" style:font-size-asian="12pt" style:font-size-complex="12pt"/>
    </style:style>
    <style:style style:name="T362" style:family="text">
      <style:text-properties fo:color="#000000" style:font-name="Ubuntu2" fo:font-size="12pt" style:text-underline-style="none" officeooo:rsid="050aa1f1" style:font-size-asian="12pt" style:font-size-complex="12pt"/>
    </style:style>
    <style:style style:name="T363" style:family="text">
      <style:text-properties fo:color="#000000" style:font-name="Ubuntu2" fo:font-size="12pt" style:text-underline-style="none" officeooo:rsid="0941f476" style:font-size-asian="12pt" style:font-size-complex="12pt"/>
    </style:style>
    <style:style style:name="T364" style:family="text">
      <style:text-properties fo:color="#000000" style:font-name="Ubuntu2" fo:font-size="12pt" style:text-underline-style="none" officeooo:rsid="0d11a406" style:font-size-asian="12pt" style:font-size-complex="12pt"/>
    </style:style>
    <style:style style:name="T365" style:family="text">
      <style:text-properties fo:color="#000000" style:font-name="Ubuntu2" fo:font-size="12pt" style:text-underline-style="none" officeooo:rsid="0bfb9903" style:font-size-asian="12pt" style:font-size-complex="12pt"/>
    </style:style>
    <style:style style:name="T366" style:family="text">
      <style:text-properties fo:color="#000000" style:font-name="Ubuntu2" fo:font-size="12pt" style:text-underline-style="none" officeooo:rsid="0bd29e9a" style:font-size-asian="12pt" style:font-size-complex="12pt"/>
    </style:style>
    <style:style style:name="T367" style:family="text">
      <style:text-properties fo:color="#000000" style:font-name="Ubuntu2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8" style:family="text">
      <style:text-properties fo:color="#000000" style:font-name="Ubuntu2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9" style:family="text">
      <style:text-properties fo:color="#000000" style:font-name="Ubuntu2" fo:font-size="12pt" style:font-size-asian="12pt" style:font-size-complex="12pt"/>
    </style:style>
    <style:style style:name="T370" style:family="text">
      <style:text-properties fo:color="#000000" style:font-name="Ubuntu2" fo:font-size="12pt" officeooo:rsid="004804ae" style:font-size-asian="12pt" style:font-size-complex="12pt"/>
    </style:style>
    <style:style style:name="T371" style:family="text">
      <style:text-properties fo:color="#000000" style:font-name="Ubuntu2" fo:font-size="12pt" officeooo:rsid="0d21a97c" style:font-size-asian="12pt" style:font-size-complex="12pt"/>
    </style:style>
    <style:style style:name="T372" style:family="text">
      <style:text-properties fo:color="#000000" style:font-name="Ubuntu2" fo:font-size="12pt" officeooo:rsid="0d2ecc1a" style:font-size-asian="12pt" style:font-size-complex="12pt"/>
    </style:style>
    <style:style style:name="T373" style:family="text">
      <style:text-properties fo:color="#000000" style:text-underline-style="none" officeooo:rsid="0bd0b23f" style:font-size-asian="12pt" style:font-size-complex="12pt"/>
    </style:style>
    <style:style style:name="T374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5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76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2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3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5" style:family="text">
      <style:text-properties fo:color="#000000" style:font-name="Ubuntu" fo:font-size="10pt" fo:language="nl" fo:country="NL" fo:font-weight="normal" officeooo:rsid="0dd6ec6c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9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97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8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9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00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1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2" style:family="text">
      <style:text-properties style:use-window-font-color="true"/>
    </style:style>
    <style:style style:name="T40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5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6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7" style:family="text">
      <style:text-properties style:use-window-font-color="true" style:text-line-through-style="none" style:text-line-through-type="none" style:font-name="Ubuntu2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8" style:family="text">
      <style:text-properties style:use-window-font-color="true" style:text-line-through-style="none" style:text-line-through-type="none" style:text-position="super 58%" style:font-name="Ubuntu2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9" style:family="text">
      <style:text-properties style:use-window-font-color="true" style:font-name="Ubuntu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2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style:use-window-font-color="true" style:font-name="Ubuntu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style:use-window-font-color="true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3" style:family="text">
      <style:text-properties style:use-window-font-color="true" style:font-name="Ubuntu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4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2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2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2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0" style:family="text">
      <style:text-properties style:use-window-font-color="true" style:font-name="Ubuntu2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1" style:family="text">
      <style:text-properties style:use-window-font-color="true" style:font-name="Ubuntu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4" style:family="text">
      <style:text-properties style:use-window-font-color="true" style:font-name="Ubuntu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5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6" style:family="text">
      <style:text-properties style:use-window-font-color="true" style:font-name="Ubuntu2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2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2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2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0" style:family="text">
      <style:text-properties style:use-window-font-color="true" style:font-name="Ubuntu2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4" style:family="text">
      <style:text-properties style:use-window-font-color="true" officeooo:rsid="047da547"/>
    </style:style>
    <style:style style:name="T435" style:family="text">
      <style:text-properties style:use-window-font-color="true" style:text-position="super 58%" style:font-name="Ubuntu2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6" style:family="text">
      <style:text-properties fo:font-size="12pt" style:font-size-asian="12pt" style:font-size-complex="12pt"/>
    </style:style>
    <style:style style:name="T437" style:family="text">
      <style:text-properties fo:font-size="12pt" officeooo:rsid="02eddb5a" style:font-size-asian="12pt" style:font-size-complex="12pt"/>
    </style:style>
    <style:style style:name="T438" style:family="text">
      <style:text-properties fo:font-size="12pt" officeooo:rsid="064c9632" style:font-size-asian="12pt" style:font-size-complex="12pt"/>
    </style:style>
    <style:style style:name="T439" style:family="text">
      <style:text-properties officeooo:rsid="047fb57c"/>
    </style:style>
    <style:style style:name="T440" style:family="text">
      <style:text-properties officeooo:rsid="047da547"/>
    </style:style>
    <style:style style:name="T441" style:family="text">
      <style:text-properties officeooo:rsid="01657261" style:font-size-asian="12pt" style:font-size-complex="12pt"/>
    </style:style>
    <style:style style:name="T442" style:family="text">
      <style:text-properties officeooo:rsid="04473353"/>
    </style:style>
    <style:style style:name="T443" style:family="text">
      <style:text-properties fo:font-weight="normal" style:font-weight-asian="normal" style:font-weight-complex="normal"/>
    </style:style>
    <style:style style:name="T444" style:family="text">
      <style:text-properties fo:font-weight="normal" officeooo:rsid="0d53468e" style:font-weight-asian="normal" style:font-weight-complex="normal"/>
    </style:style>
    <style:style style:name="T445" style:family="text">
      <style:text-properties fo:font-weight="normal" officeooo:rsid="0d5e9ec2" style:font-weight-asian="normal" style:font-weight-complex="normal"/>
    </style:style>
    <style:style style:name="T446" style:family="text">
      <style:text-properties fo:font-weight="normal" officeooo:rsid="0d516aa8" style:font-weight-asian="normal" style:font-weight-complex="normal"/>
    </style:style>
    <style:style style:name="T447" style:family="text">
      <style:text-properties officeooo:rsid="06049971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officeooo:rsid="06049971" style:font-weight-asian="bold" style:font-weight-complex="bold"/>
    </style:style>
    <style:style style:name="T450" style:family="text">
      <style:text-properties officeooo:rsid="0594b105"/>
    </style:style>
    <style:style style:name="T451" style:family="text">
      <style:text-properties fo:font-style="italic" style:font-style-asian="italic" style:font-style-complex="italic"/>
    </style:style>
    <style:style style:name="T452" style:family="text">
      <style:text-properties officeooo:rsid="0aace3cd"/>
    </style:style>
    <style:style style:name="T453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4" style:family="text">
      <style:text-properties fo:font-size="10pt" officeooo:rsid="06049971" style:font-size-asian="10pt" style:font-size-complex="10pt"/>
    </style:style>
    <style:style style:name="T455" style:family="text">
      <style:text-properties fo:font-size="10pt" officeooo:rsid="0d7d740a" style:font-size-asian="10pt" style:font-size-complex="10pt"/>
    </style:style>
    <style:style style:name="T456" style:family="text">
      <style:text-properties fo:font-size="10pt" officeooo:rsid="0dd66268" style:font-size-asian="10pt" style:font-style-asian="italic" style:font-size-complex="10pt" style:font-style-complex="italic"/>
    </style:style>
    <style:style style:name="T457" style:family="text">
      <style:text-properties fo:font-size="10pt" officeooo:rsid="06049971" style:font-size-asian="10pt" style:font-style-asian="italic" style:font-size-complex="10pt" style:font-style-complex="italic"/>
    </style:style>
    <style:style style:name="T458" style:family="text">
      <style:text-properties officeooo:rsid="0394a435"/>
    </style:style>
    <style:style style:name="T459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0" style:family="text">
      <style:text-properties fo:font-variant="normal" fo:text-transform="none" fo:color="#000000" style:text-line-through-style="none" style:text-line-through-type="none" style:font-name="Ubuntu2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4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65" style:family="text">
      <style:text-properties officeooo:rsid="0b668458"/>
    </style:style>
    <style:style style:name="T466" style:family="text">
      <style:text-properties officeooo:rsid="0c125172"/>
    </style:style>
    <style:style style:name="T467" style:family="text">
      <style:text-properties officeooo:rsid="0d2d19da"/>
    </style:style>
    <style:style style:name="T468" style:family="text">
      <style:text-properties officeooo:rsid="0d3bc5c4"/>
    </style:style>
    <style:style style:name="T469" style:family="text">
      <style:text-properties officeooo:rsid="0d3fc4ec"/>
    </style:style>
    <style:style style:name="T470" style:family="text">
      <style:text-properties officeooo:rsid="0d4b2054"/>
    </style:style>
    <style:style style:name="T471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72" style:family="text">
      <style:text-properties officeooo:rsid="0d781c5d"/>
    </style:style>
    <style:style style:name="T473" style:family="text">
      <style:text-properties officeooo:rsid="0d7d740a"/>
    </style:style>
    <style:style style:name="T474" style:family="text">
      <style:text-properties officeooo:rsid="0d87d73f"/>
    </style:style>
    <style:style style:name="T475" style:family="text">
      <style:text-properties officeooo:rsid="0d88b8d0"/>
    </style:style>
    <style:style style:name="T476" style:family="text">
      <style:text-properties fo:font-style="normal" style:font-style-asian="normal" style:font-style-complex="normal"/>
    </style:style>
    <style:style style:name="T477" style:family="text">
      <style:text-properties officeooo:rsid="0db2fd57"/>
    </style:style>
    <style:style style:name="T478" style:family="text">
      <style:text-properties officeooo:rsid="0db4d737"/>
    </style:style>
    <style:style style:name="T479" style:family="text">
      <style:text-properties officeooo:rsid="0db5d4ba"/>
    </style:style>
    <style:style style:name="T480" style:family="text">
      <style:text-properties officeooo:rsid="0db5fe7f"/>
    </style:style>
    <style:style style:name="T481" style:family="text">
      <style:text-properties officeooo:rsid="0d1ec96e"/>
    </style:style>
    <style:style style:name="T482" style:family="text">
      <style:text-properties officeooo:rsid="0d4a40eb"/>
    </style:style>
    <style:style style:name="T483" style:family="text">
      <style:text-properties officeooo:rsid="0d53468e"/>
    </style:style>
    <style:style style:name="T484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85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36">C</text:span></text:span><text:span text:style-name="Strong_20_Emphasis"><text:span text:style-name="T331">hecklist voor </text:span></text:span><text:span text:style-name="Strong_20_Emphasis"><text:span text:style-name="T340">de installatie</text:span></text:span><text:span text:style-name="Strong_20_Emphasis"><text:span text:style-name="T331"> van </text:span></text:span><text:reference-mark-start text:name="Distributie"/><text:span text:style-name="Strong_20_Emphasis"><text:span text:style-name="T341">Debian</text:span></text:span><text:reference-mark-end text:name="Distributie"/><text:span text:style-name="Strong_20_Emphasis"><text:span text:style-name="T334"> </text:span></text:span><text:reference-mark-start text:name="Versie"/><text:span text:style-name="Strong_20_Emphasis"><text:span text:style-name="T341">1</text:span></text:span><text:span text:style-name="Strong_20_Emphasis"><text:span text:style-name="T339">0</text:span></text:span><text:reference-mark-end text:name="Versie"/><text:span text:style-name="Strong_20_Emphasis"><text:span text:style-name="T342"> LTS</text:span></text:span><text:span text:style-name="Strong_20_Emphasis"><text:span text:style-name="T332"><text:note text:id="ftn1" text:note-class="footnote"><text:note-citation>1</text:note-citation><text:note-body><text:p text:style-name="P91"><text:span text:style-name="T458">Deze versie heeft codenaam </text:span><text:span text:style-name="T379">B</text:span><text:span text:style-name="T465">uster </text:span><text:span text:style-name="T466">(buster)</text:span><text:span text:style-name="T465"> </text:span><text:span text:style-name="T380">en is een zogenaamde LTS-versie (Long-Term Support, langetermijnondersteuning). <text:s/></text:span><text:span text:style-name="T381">Deze</text:span><text:span text:style-name="T380"> LTS-versie versch</text:span><text:span text:style-name="T381">een </text:span><text:span text:style-name="T388">in </text:span><text:span text:style-name="T381">juli</text:span><text:span text:style-name="T380"> 20</text:span><text:span text:style-name="T381">19</text:span><text:span text:style-name="T380"> en wordt vanaf vrijgave </text:span><text:span text:style-name="T388">vijf</text:span><text:span text:style-name="T380"> jaar ondersteund</text:span><text:span text:style-name="T382"> </text:span><text:span text:style-name="T380">(</text:span><text:span text:style-name="T383">updates </text:span><text:span text:style-name="T380">tot </text:span><text:span text:style-name="T381">juli </text:span><text:span text:style-name="T380">202</text:span><text:span text:style-name="T381">4</text:span><text:span text:style-name="T382">)</text:span><text:span text:style-name="T384">.</text:span></text:p></text:note-body></text:note></text:span></text:span><text:span text:style-name="Strong_20_Emphasis"><text:span text:style-name="T332"> </text:span></text:span><text:reference-mark-start text:name="Editie"/><text:span text:style-name="Strong_20_Emphasis"><text:span text:style-name="T333">desktop</text:span></text:span><text:reference-mark-end text:name="Editie"/><text:span text:style-name="Strong_20_Emphasis"><text:span text:style-name="T335">.</text:span></text:span></text:p>
      <text:p text:style-name="P13"/>
      <text:p text:style-name="P32"><text:span text:style-name="T20">Kijk op</text:span><text:span text:style-name="T331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1"> </text:span><text:span text:style-name="T403">voor</text:span><text:span text:style-name="T404"> </text:span><text:span text:style-name="T405">deze en andere </text:span><text:span text:style-name="T21">checklists, scripts, en overige bestanden.</text:span></text:p>
      <text:p text:style-name="P25"/>
      <text:p text:style-name="P56"><text:span text:style-name="T210">D</text:span><text:span text:style-name="T209">it is een invulbare PD</text:span><text:span text:style-name="T211">F</text:span><text:span text:style-name="T209"> met tekst- en keuzevakken; </text:span><text:span text:style-name="T212">a</text:span><text:span text:style-name="T209">fdrukken is niet noodzakelijk.</text:span></text:p>
      <text:p text:style-name="P14"/>
      <text:p text:style-name="P14"/>
      <text:p text:style-name="P14">V<text:span text:style-name="T439">ul de waarden in het tekstvak achter de </text:span><text:span text:style-name="Definition"><text:span text:style-name="T440">schuingedrukte</text:span></text:span> <text:span text:style-name="T440">woorden </text:span><text:span text:style-name="T434">(zie toelichting)</text:span><text:span text:style-name="T440">:</text:span></text:p>
      <text:p text:style-name="P4"><text:span text:style-name="Definition"><text:span text:style-name="T410">g</text:span></text:span><text:span text:style-name="Definition"><text:span text:style-name="T409">ebruiker</text:span></text:span><text:span text:style-name="Definition"><text:span text:style-name="T411"><text:tab/><text:tab/></text:span></text:span><text:span text:style-name="Definition"><text:span text:style-name="T402"> <text:tab/><text:tab/></text:span></text:span><text:span text:style-name="T412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12"><text:tab/></text:span><text:span text:style-name="T413">(</text:span><text:span text:style-name="T431">volledige naam, bijv. </text:span><text:span text:style-name="T433">Karel Kamer</text:span><text:span text:style-name="T432">)</text:span></text:p>
      <text:p text:style-name="Standard"><text:span text:style-name="Definition"><text:span text:style-name="T410">g</text:span></text:span><text:span text:style-name="Definition"><text:span text:style-name="T409">ebruikersnaam<text:tab/><text:tab/></text:span></text:span><text:span text:style-name="Definition"><text:span text:style-name="T409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09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25">c</text:span></text:span><text:span text:style-name="Definition"><text:span text:style-name="T424">omputernaam<text:tab/><text:tab/></text:span></text:span><text:span text:style-name="Definition"><text:span text:style-name="T412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unieke naam van de compute</text:span></text:span><text:span text:style-name="Definition"><text:span text:style-name="T415">r</text:span></text:span><text:span text:style-name="Definition"><text:span text:style-name="T416">)</text:span></text:span></text:p>
      <text:p text:style-name="P3"><text:span text:style-name="Definition"><text:span text:style-name="T410">o</text:span></text:span><text:span text:style-name="Definition"><text:span text:style-name="T409">pstartmenu</text:span></text:span><text:span text:style-name="Definition"><text:span text:style-name="T412"><text:tab/><text:tab/><text:tab/></text:span></text:span><text:span text:style-name="Definition"><text:span text:style-name="T412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12"><text:tab/></text:span></text:span><text:span text:style-name="Definition"><text:span text:style-name="T416">(</text:span></text:span><text:span text:style-name="Definition"><text:span text:style-name="T414">to</text:span></text:span><text:span text:style-name="Definition"><text:span text:style-name="T421">ets voor het opstartmedium</text:span></text:span><text:span text:style-name="Definition"><text:span text:style-name="T422">)</text:span></text:span></text:p>
      <text:p text:style-name="P3"><text:span text:style-name="Definition"><text:span text:style-name="T426">i</text:span></text:span><text:span text:style-name="Definition"><text:span text:style-name="T427">nstellingen</text:span></text:span><text:span text:style-name="T416"><text:tab/> <text:tab/><text:tab/></text:span><text:span text:style-name="T416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16"><text:tab/>(</text:span><text:span text:style-name="T414">toets voor het BIOS/UEFI-scherm</text:span><text:span text:style-name="T416">)</text:span></text:p>
      <text:p text:style-name="P6"><text:span text:style-name="Definition"><text:span text:style-name="T406">2</text:span></text:span><text:span text:style-name="Definition"><text:span text:style-name="T408">e </text:span></text:span><text:span text:style-name="Definition"><text:span text:style-name="T428">gebr</text:span></text:span><text:span text:style-name="Definition"><text:span text:style-name="T406">uiker </text:span></text:span><text:span text:style-name="Definition"><text:span text:style-name="T407">(evt.)</text:span></text:span><text:span text:style-name="T416"><text:tab/></text:span><text:span text:style-name="T416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16"><text:tab/>(volledige naam </text:span><text:span text:style-name="T419">evt. </text:span><text:span text:style-name="T423">2</text:span><text:span text:style-name="T435">e</text:span><text:span text:style-name="T423"> </text:span><text:span text:style-name="T416">gebruiker)</text:span></text:p>
      <text:p text:style-name="P6"><text:span text:style-name="Definition"><text:span text:style-name="T406">2</text:span></text:span><text:span text:style-name="Definition"><text:span text:style-name="T408">e</text:span></text:span><text:span text:style-name="Definition"><text:span text:style-name="T406"> </text:span></text:span><text:span text:style-name="Definition"><text:span text:style-name="T429">g</text:span></text:span><text:span text:style-name="Definition"><text:span text:style-name="T430">ebruikersnaam</text:span></text:span><text:span text:style-name="T416"><text:tab/></text:span><text:span text:style-name="T416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16"><text:tab/>(</text:span><text:span text:style-name="T414">korte naam </text:span><text:span text:style-name="T419">ev</text:span><text:span text:style-name="T420">entuele</text:span><text:span text:style-name="T419"> </text:span><text:span text:style-name="T423">2</text:span><text:span text:style-name="T435">e</text:span><text:span text:style-name="T423"> </text:span><text:span text:style-name="T417">gebr</text:span><text:span text:style-name="T418">uiker</text:span><text:span text:style-name="T416">)</text:span></text:p>
      <text:p text:style-name="P5"><text:span text:style-name="T350">Vervang </text:span><text:span text:style-name="Definition"><text:span text:style-name="T17">schuingedrukte</text:span></text:span><text:span text:style-name="T350"> </text:span><text:span text:style-name="T351">woorden </text:span><text:span text:style-name="T350">in deze checklist door </text:span><text:span text:style-name="T351">boven</text:span><text:span text:style-name="T350">staande waarden.</text:span></text:p>
      <text:p text:style-name="P15"/>
      <text:p text:style-name="P2"><text:span text:style-name="Strong_20_Emphasis"><text:span text:style-name="T345"/></text:span></text:p>
      <text:p text:style-name="P35"><text:span text:style-name="Strong_20_Emphasis"><text:span text:style-name="T141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1"><text:s/><text:tab/></text:span></text:span><text:span text:style-name="T346">Nog niet op Linux?<text:tab/></text:span><text:span text:style-name="T374"></text:span><text:span text:style-name="T352"> </text:span><text:span text:style-name="T353">G</text:span><text:span text:style-name="T347">ebruik </text:span><text:span text:style-name="Strong_20_Emphasis"><text:span text:style-name="T399">Checklist migratie</text:span></text:span><text:span text:style-name="T347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48"> onder </text:span><text:span text:style-name="T358">Linux</text:span><text:span text:style-name="T349">.</text:span></text:p>
      <text:p text:style-name="P49"><text:span text:style-name="Strong_20_Emphasis"><text:span text:style-name="T141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1"><text:s/><text:tab/></text:span></text:span><text:span text:style-name="T354">Nieuwe installatie?<text:tab/></text:span><text:span text:style-name="T375"></text:span><text:span text:style-name="T357"><text:tab/></text:span><text:span text:style-name="T356">B</text:span><text:span text:style-name="T354">egin bij hoofdstuk </text:span><text:span text:style-name="T354"><text:bookmark-ref text:reference-format="page" text:ref-name="__RefNumPara__4009_1271708128">2</text:bookmark-ref></text:span><text:span text:style-name="T354"><text:s text:c="2"/></text:span><text:span text:style-name="T355"><text:bookmark-ref text:reference-format="text" text:ref-name="__RefNumPara__4009_1271708128">Installatie uitvoeren</text:bookmark-ref></text:span><text:span text:style-name="T355">.</text:span></text:p>
      <text:p text:style-name="P1"><text:span text:style-name="Strong_20_Emphasis"><text:span text:style-name="T344"/></text:span></text:p>
      <text:list xml:id="list472763439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9"><text:span text:style-name="Strong_20_Emphasis"><text:span text:style-name="T101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7">.</text:span></text:span></text:p>
          </table:table-cell>
        </table:table-row>
        <table:table-row table:style-name="TableLine94445845232400">
          <table:table-cell table:style-name="_31_._5f_Installatie_5f_voorbereiden.A1" office:value-type="string">
            <text:p text:style-name="P37"><text:span text:style-name="Strong_20_Emphasis"><text:span text:style-name="T101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445843710240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1">Installeer </text:span></text:span><text:span text:style-name="Strong_20_Emphasis"><text:span text:style-name="T119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86"><text:note text:id="ftn2" text:note-class="footnote"><text:note-citation>2</text:note-citation><text:note-body><text:p text:style-name="P93"><text:span text:style-name="T376">De </text:span><text:span text:style-name="T396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4">Terminalvenster</text:span></text:span><text:span text:style-name="Strong_20_Emphasis"><text:span text:style-name="T89">.</text:span></text:span><text:span text:style-name="Strong_20_Emphasis"><text:span text:style-name="T114"> </text:span></text:span></text:p>
          </table:table-cell>
        </table:table-row>
        <table:table-row table:style-name="TableLine94445843710832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81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7">z</text:span></text:span><text:span text:style-name="Strong_20_Emphasis"><text:span text:style-name="T114">e opdrachten, ieder gevolgd door de </text:span></text:span><text:span text:style-name="Strong_20_Emphasis"><text:span text:style-name="T255">Enter</text:span></text:span><text:span text:style-name="Strong_20_Emphasis"><text:span text:style-name="T87">-toets:<text:line-break/></text:span></text:span><text:span text:style-name="User_20_Entry"><text:span text:style-name="T327">sudo</text:span></text:span><text:span text:style-name="User_20_Entry"><text:span text:style-name="T326"> </text:span></text:span><text:span text:style-name="User_20_Entry"><text:span text:style-name="T327">apt install wget</text:span></text:span></text:p>
            <text:p text:style-name="P81"><text:span text:style-name="User_20_Entry"><text:span text:style-name="T326">wget karelzimmer.nl/</text:span></text:span><text:span text:style-name="User_20_Entry"><text:span text:style-name="T330">kz</text:span></text:span><text:span text:style-name="User_20_Entry"><text:span text:style-name="T326"><text:line-break/>bash </text:span></text:span><text:span text:style-name="User_20_Entry"><text:span text:style-name="T330">kz</text:span></text:span></text:p>
            <text:p text:style-name="P78"><text:span text:style-name="User_20_Entry"><text:span text:style-name="T328">exit</text:span></text:span></text:p>
          </table:table-cell>
        </table:table-row>
        <table:table-row table:style-name="TableLine94445843711424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445843712016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5">Bereid de installatie voor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104">druk </text:span></text:span><text:span text:style-name="Strong_20_Emphasis"><text:span text:style-name="T99">op de </text:span></text:span><text:span text:style-name="Strong_20_Emphasis"><text:span text:style-name="T254">Super</text:span></text:span><text:span text:style-name="Strong_20_Emphasis"><text:span text:style-name="T99">-toets</text:span></text:span><text:span text:style-name="Strong_20_Emphasis"><text:span text:style-name="T322"><text:note-ref text:note-class="footnote" text:reference-format="text" text:ref-name="ftn2">2</text:note-ref></text:span></text:span><text:span text:style-name="Strong_20_Emphasis"><text:span text:style-name="T75">, </text:span></text:span><text:span text:style-name="Strong_20_Emphasis"><text:span text:style-name="T108">t</text:span></text:span><text:span text:style-name="Strong_20_Emphasis"><text:span text:style-name="T90">yp </text:span></text:span><text:span text:style-name="Strong_20_Emphasis"><text:span text:style-name="T171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5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</text:span></text:span><text:span text:style-name="Strong_20_Emphasis"><text:span text:style-name="T310"> </text:span></text:span><text:span text:style-name="Strong_20_Emphasis"><text:span text:style-name="T292">Installatiem</text:span></text:span><text:span text:style-name="Strong_20_Emphasis"><text:span text:style-name="T291">enu</text:span></text:span><text:span text:style-name="Strong_20_Emphasis"><text:span text:style-name="T99">.</text:span></text:span></text:p>
          </table:table-cell>
        </table:table-row>
        <table:table-row table:style-name="TableLine94445843712608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4">K</text:span></text:span><text:span text:style-name="Strong_20_Emphasis"><text:span text:style-name="T78">ie</text:span></text:span><text:span text:style-name="Strong_20_Emphasis"><text:span text:style-name="T77">s</text:span></text:span><text:span text:style-name="Strong_20_Emphasis"><text:span text:style-name="T73"> </text:span></text:span><text:span text:style-name="Strong_20_Emphasis"><text:span text:style-name="T289">1</text:span></text:span><text:span text:style-name="Strong_20_Emphasis"><text:span text:style-name="T295"> - </text:span></text:span><text:span text:style-name="Strong_20_Emphasis"><text:span text:style-name="T296">In</text:span></text:span><text:span text:style-name="Strong_20_Emphasis"><text:span text:style-name="T302">stallatie voorberei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445843713200">
          <table:table-cell table:style-name="_31_._5f_Installatie_5f_voorberei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3">Volg de aanwijzingen op het scherm.</text:span></text:span></text:p>
          </table:table-cell>
        </table:table-row>
        <table:table-row table:style-name="TableLine94445843713792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445843804160">
          <table:table-cell table:style-name="_31_._5f_Installatie_5f_voorbereiden.A1" office:value-type="string">
            <text:p text:style-name="P87"><text:span text:style-name="Strong_20_Emphasis"><text:span text:style-name="T101"><text:s/></text:span></text:span><text:span text:style-name="Strong_20_Emphasis"><text:span text:style-name="T142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1">Na aanmelden als </text:span></text:span><text:span text:style-name="Strong_20_Emphasis"><text:span text:style-name="T122">eventuele</text:span></text:span><text:span text:style-name="Strong_20_Emphasis"><text:span text:style-name="T121"> </text:span></text:span><text:span text:style-name="Definition"><text:span text:style-name="T15">2</text:span></text:span><text:span text:style-name="Definition"><text:span text:style-name="T484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1">, zoek en start</text:span></text:span><text:span text:style-name="Strong_20_Emphasis"><text:span text:style-name="T256"> </text:span></text:span><text:span text:style-name="Strong_20_Emphasis"><text:span text:style-name="T184">Ins</text:span></text:span><text:span text:style-name="Strong_20_Emphasis"><text:span text:style-name="T185">tallatiemenu</text:span></text:span><text:span text:style-name="Strong_20_Emphasis"><text:span text:style-name="T143"> </text:span></text:span><text:span text:style-name="Strong_20_Emphasis"><text:span text:style-name="T121">en </text:span></text:span><text:span text:style-name="User_20_Entry"><text:span text:style-name="T202">kies <text:line-break/></text:span></text:span><text:span text:style-name="User_20_Entry"><text:span text:style-name="T204">5</text:span></text:span><text:span text:style-name="User_20_Entry"><text:span text:style-name="T205"> -</text:span></text:span><text:span text:style-name="User_20_Entry"><text:span text:style-name="T206"> </text:span></text:span><text:span text:style-name="User_20_Entry"><text:span text:style-name="T204">Opdrachtenmenu</text:span></text:span><text:span text:style-name="User_20_Entry"><text:span text:style-name="T203"> en daarna </text:span></text:span><text:span text:style-name="User_20_Entry"><text:span text:style-name="T208">11</text:span></text:span><text:span text:style-name="User_20_Entry"><text:span text:style-name="T204"> - Instellijst</text:span></text:span><text:span text:style-name="User_20_Entry"><text:span text:style-name="T207"> </text:span></text:span><text:span text:style-name="User_20_Entry"><text:span text:style-name="T199">maken</text:span></text:span><text:span text:style-name="User_20_Entry"><text:span text:style-name="T202">.</text:span></text:span></text:p>
          </table:table-cell>
        </table:table-row>
      </table:table>
      <text:p text:style-name="P29"/>
      <text:list xml:id="list190212307394608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45843275472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4"><text:span text:style-name="T369">Start de computer op vanaf </text:span><text:span text:style-name="T370">een </text:span><text:span text:style-name="T370"><text:reference-ref text:reference-format="text" text:ref-name="Distributie">Debian</text:reference-ref></text:span><text:span text:style-name="T370"><text:s/></text:span><text:span text:style-name="T372">(</text:span><text:span text:style-name="T371">Live</text:span><text:span text:style-name="T219"><text:note text:id="ftn3" text:note-class="footnote"><text:note-citation>1</text:note-citation><text:note-body><text:p text:style-name="P88"><text:span text:style-name="T442">Vanaf ee</text:span>n Live <text:span text:style-name="T452">USB-stick of </text:span><text:span text:style-name="T385">CD</text:span><text:span text:style-name="T6"> </text:span>kunt <text:span text:style-name="T442">u opstarten en</text:span> met <text:reference-ref text:reference-format="text" text:ref-name="Distributie">Debian</text:reference-ref><text:s/>werken zonder deze te installeren.</text:p></text:note-body></text:note></text:span><text:span text:style-name="T221">)</text:span><text:span text:style-name="T371"> </text:span><text:span text:style-name="T371"><text:reference-ref text:reference-format="text" text:ref-name="Versie">10</text:reference-ref></text:span><text:span text:style-name="T214"><text:s/></text:span><text:span text:style-name="T218">GNOME</text:span><text:span text:style-name="T214"> </text:span><text:span text:style-name="T217">USB-stick</text:span><text:span text:style-name="T217"><text:note text:id="ftn4" text:note-class="footnote"><text:note-citation>2</text:note-citation><text:note-body><text:p text:style-name="P95">Downloa<text:span text:style-name="T472">d</text:span><text:span text:style-name="T468"> </text:span><text:span text:style-name="T387">e</text:span><text:span text:style-name="T475">e</text:span><text:span text:style-name="T477">n</text:span><text:span text:style-name="T475"> </text:span><text:span text:style-name="T472">Netwerk installer </text:span><text:span text:style-name="T468">CD</text:span><text:span text:style-name="T472"> vanaf</text:span><text:span text:style-name="Strong_20_Emphasis"><text:span text:style-name="T226"> </text:span></text:span><text:a xlink:type="simple" xlink:href="https://debian.org/" text:style-name="Internet_20_link" text:visited-style-name="Visited_20_Internet_20_Link"><text:span text:style-name="Internet_20_link"><text:span text:style-name="T400">debian.org</text:span></text:span></text:a><text:span text:style-name="Strong_20_Emphasis"><text:span text:style-name="T227"> </text:span></text:span><text:span text:style-name="Strong_20_Emphasis"><text:span text:style-name="T229">(klik op de knop </text:span></text:span><text:span text:style-name="Strong_20_Emphasis"><text:span text:style-name="T257">Download</text:span></text:span><text:span text:style-name="Strong_20_Emphasis"><text:span text:style-name="T229">) </text:span></text:span><text:span text:style-name="Strong_20_Emphasis"><text:span text:style-name="T228">of <text:line-break/></text:span></text:span><text:span text:style-name="Strong_20_Emphasis"><text:span text:style-name="T243">download </text:span></text:span><text:span text:style-name="Strong_20_Emphasis"><text:span text:style-name="T253">e</text:span></text:span><text:span text:style-name="Strong_20_Emphasis"><text:span text:style-name="T244">e</text:span></text:span><text:span text:style-name="Strong_20_Emphasis"><text:span text:style-name="T248">n</text:span></text:span><text:span text:style-name="Strong_20_Emphasis"><text:span text:style-name="T244"> </text:span></text:span><text:span text:style-name="T467">Live CD </text:span><text:span text:style-name="T472">vanaf</text:span><text:span text:style-name="Strong_20_Emphasis"><text:span text:style-name="T223"> </text:span></text:span><text:a xlink:type="simple" xlink:href="https://debian.org/CD/live/" text:style-name="Internet_20_link" text:visited-style-name="Visited_20_Internet_20_Link"><text:span text:style-name="Internet_20_link"><text:span text:style-name="T401">debian.org/CD/live</text:span></text:span></text:a><text:span text:style-name="Strong_20_Emphasis"><text:span text:style-name="T227"> </text:span></text:span><text:span text:style-name="Strong_20_Emphasis"><text:span text:style-name="T236">(</text:span></text:span><text:span text:style-name="Strong_20_Emphasis"><text:span text:style-name="T246">kies </text:span></text:span><text:span text:style-name="Strong_20_Emphasis"><text:span text:style-name="T236">debian-</text:span></text:span><text:span text:style-name="Strong_20_Emphasis"><text:span text:style-name="T242">live-</text:span></text:span><text:span text:style-name="Strong_20_Emphasis"><text:span text:style-name="T236">...-gnome.iso), </text:span></text:span><text:span text:style-name="Strong_20_Emphasis"><text:span text:style-name="T244">of</text:span></text:span></text:p><text:p text:style-name="P96"><text:span text:style-name="Strong_20_Emphasis"><text:span text:style-name="T222"><text:tab/>dow</text:span></text:span><text:span text:style-name="Strong_20_Emphasis"><text:span text:style-name="T244">nload </text:span></text:span><text:span text:style-name="Strong_20_Emphasis"><text:span text:style-name="T253">e</text:span></text:span><text:span text:style-name="Strong_20_Emphasis"><text:span text:style-name="T247">e</text:span></text:span><text:span text:style-name="Strong_20_Emphasis"><text:span text:style-name="T248">n</text:span></text:span><text:span text:style-name="Strong_20_Emphasis"><text:span text:style-name="T261"> </text:span></text:span><text:span text:style-name="Strong_20_Emphasis"><text:span text:style-name="T244">Live CD </text:span></text:span><text:span text:style-name="Strong_20_Emphasis"><text:span text:style-name="T252">met</text:span></text:span><text:span text:style-name="Strong_20_Emphasis"><text:span text:style-name="T244"> firmwarebestanden</text:span></text:span><text:span text:style-name="Strong_20_Emphasis"><text:span text:style-name="T323"><text:note-ref text:note-class="footnote" text:reference-format="text" text:ref-name="ftn6">4</text:note-ref></text:span></text:span><text:span text:style-name="Strong_20_Emphasis"><text:span text:style-name="T325"> </text:span></text:span><text:span text:style-name="Strong_20_Emphasis"><text:span text:style-name="T244">(</text:span></text:span><text:span text:style-name="Strong_20_Emphasis"><text:span text:style-name="T249">kies </text:span></text:span><text:span text:style-name="Strong_20_Emphasis"><text:span text:style-name="T244">debian-</text:span></text:span><text:span text:style-name="Strong_20_Emphasis"><text:span text:style-name="T249">live-</text:span></text:span><text:span text:style-name="Strong_20_Emphasis"><text:span text:style-name="T236">...-gnome</text:span></text:span><text:span text:style-name="Strong_20_Emphasis"><text:span text:style-name="T244">+non-fre</text:span></text:span><text:span text:style-name="Strong_20_Emphasis"><text:span text:style-name="T245">e</text:span></text:span><text:span text:style-name="Strong_20_Emphasis"><text:span text:style-name="T244">.iso), </text:span></text:span><text:span text:style-name="Strong_20_Emphasis"><text:span text:style-name="T222">e</text:span></text:span><text:span text:style-name="Strong_20_Emphasis"><text:span text:style-name="T225">n</text:span></text:span></text:p><text:p text:style-name="P96"><text:span text:style-name="Strong_20_Emphasis"><text:span text:style-name="T225"><text:tab/></text:span></text:span>plaats een USB-stick <text:span text:style-name="T478">van </text:span>min<text:span text:style-name="T479">imaal</text:span> 4 GB.</text:p><text:p text:style-name="P92"><text:tab/><text:span text:style-name="Strong_20_Emphasis"><text:span text:style-name="T251">G</text:span></text:span><text:span text:style-name="Strong_20_Emphasis"><text:span text:style-name="T231">ebruik </text:span></text:span><text:span text:style-name="Strong_20_Emphasis"><text:span text:style-name="T232">het programma balenaEtche</text:span></text:span><text:span text:style-name="Strong_20_Emphasis"><text:span text:style-name="T233">r</text:span></text:span><text:span text:style-name="Strong_20_Emphasis"><text:span text:style-name="T232"> </text:span></text:span><text:span text:style-name="Strong_20_Emphasis"><text:span text:style-name="T234">(</text:span></text:span><text:a xlink:type="simple" xlink:href="https://www.balena.io/etcher/" text:style-name="Internet_20_link" text:visited-style-name="Visited_20_Internet_20_Link"><text:span text:style-name="Strong_20_Emphasis"><text:span text:style-name="T471">etcher.io</text:span></text:span></text:a><text:span text:style-name="Strong_20_Emphasis"><text:span text:style-name="T234">) </text:span></text:span><text:span text:style-name="Strong_20_Emphasis"><text:span text:style-name="T241">om de CD naar de USB-stick te schrijven</text:span></text:span><text:span text:style-name="Strong_20_Emphasis"><text:span text:style-name="T234">; </text:span></text:span><text:span text:style-name="Strong_20_Emphasis"><text:span text:style-name="T232">balenaEtche</text:span></text:span><text:span text:style-name="Strong_20_Emphasis"><text:span text:style-name="T233">r</text:span></text:span><text:span text:style-name="Strong_20_Emphasis"><text:span text:style-name="T237"> is</text:span></text:span><text:span text:style-name="Strong_20_Emphasis"><text:span text:style-name="T234"> </text:span></text:span><text:span text:style-name="Strong_20_Emphasis"><text:span text:style-name="T230">beschikbaar voor </text:span></text:span><text:span text:style-name="Strong_20_Emphasis"><text:span text:style-name="T238">Windows, </text:span></text:span><text:span text:style-name="Strong_20_Emphasis"><text:span text:style-name="T239">OS X</text:span></text:span><text:span text:style-name="Strong_20_Emphasis"><text:span text:style-name="T232">, </text:span></text:span><text:span text:style-name="Strong_20_Emphasis"><text:span text:style-name="T234">en </text:span></text:span><text:span text:style-name="Strong_20_Emphasis"><text:span text:style-name="T240">GNU/</text:span></text:span><text:span text:style-name="Strong_20_Emphasis"><text:span text:style-name="T232">Linux</text:span></text:span><text:span text:style-name="Strong_20_Emphasis"><text:span text:style-name="T235">.</text:span></text:span></text:p></text:note-body></text:note></text:span><text:span text:style-name="T217"> </text:span><text:span text:style-name="T220">of</text:span><text:span text:style-name="T217"> </text:span><text:span text:style-name="T213">C</text:span><text:span text:style-name="T217">D</text:span><text:span text:style-name="T217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4">.</text:span></text:p>
            <text:p text:style-name="P39"><text:span text:style-name="T215">Opstartmenu/</text:span><text:span text:style-name="T216">boot menu</text:span><text:span text:style-name="T215"> </text:span><text:span text:style-name="T214">via </text:span><text:span text:style-name="Definition"><text:span text:style-name="T441">opstartmenu</text:span></text:span><text:span text:style-name="T214">, </text:span><text:span text:style-name="T215">instellingen/</text:span><text:span text:style-name="T216">setup</text:span><text:span text:style-name="T214"> via </text:span><text:span text:style-name="Definition"><text:span text:style-name="T441">instellingen</text:span></text:span><text:span text:style-name="T214">.</text:span></text:p>
          </table:table-cell>
        </table:table-row>
        <table:table-row table:style-name="TableLine9444585354358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29">K</text:span></text:span><text:span text:style-name="Strong_20_Emphasis"><text:span text:style-name="T128">ies </text:span></text:span><text:span text:style-name="Strong_20_Emphasis"><text:span text:style-name="T194">Graphical </text:span></text:span><text:span text:style-name="Strong_20_Emphasis"><text:span text:style-name="T195">Debian Installer</text:span></text:span><text:span text:style-name="Strong_20_Emphasis"><text:span text:style-name="T128"> </text:span></text:span><text:span text:style-name="Strong_20_Emphasis"><text:span text:style-name="T127">en druk op de </text:span></text:span><text:span text:style-name="Strong_20_Emphasis"><text:span text:style-name="T250">Enter</text:span></text:span><text:span text:style-name="Strong_20_Emphasis"><text:span text:style-name="T127">-toets.</text:span></text:span></text:p>
          </table:table-cell>
        </table:table-row>
        <table:table-row table:style-name="TableLine944458466174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1">S</text:span></text:span><text:span text:style-name="Strong_20_Emphasis"><text:span text:style-name="T264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6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6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445851162528">
          <table:table-cell table:style-name="_32_._5f_Installatie_5f_uitvoeren.A1" office:value-type="string">
            <text:p text:style-name="P50"><text:span text:style-name="Strong_20_Emphasis"><text:span text:style-name="T101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40">V</text:span></text:span><text:span text:style-name="Strong_20_Emphasis"><text:span text:style-name="T139">olg de aanwijzingen </text:span></text:span><text:span text:style-name="Strong_20_Emphasis"><text:span text:style-name="T140">op ieder scherm </text:span></text:span><text:span text:style-name="Strong_20_Emphasis"><text:span text:style-name="T139">en klik op</text:span></text:span><text:span text:style-name="Strong_20_Emphasis"><text:span text:style-name="T163"> </text:span></text:span><text:span text:style-name="Strong_20_Emphasis"><text:span text:style-name="T308">Volgende.</text:span></text:span></text:p>
          </table:table-cell>
        </table:table-row>
        <table:table-row table:style-name="TableLine94445851163008">
          <table:table-cell table:style-name="_32_._5f_Installatie_5f_uitvoeren.A1" office:value-type="string">
            <text:p text:style-name="P74"><text:span text:style-name="Strong_20_Emphasis"><text:span text:style-name="T101"><text:s/></text:span></text:span><text:span text:style-name="Strong_20_Emphasis"><text:span text:style-name="T142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5">O</text:span></text:span><text:span text:style-name="Strong_20_Emphasis"><text:span text:style-name="T156">p </text:span></text:span><text:span text:style-name="Strong_20_Emphasis"><text:span text:style-name="T157">het </text:span></text:span><text:span text:style-name="Strong_20_Emphasis"><text:span text:style-name="T158">scherm </text:span></text:span><text:span text:style-name="Strong_20_Emphasis"><text:span text:style-name="T313">H</text:span></text:span><text:span text:style-name="Strong_20_Emphasis"><text:span text:style-name="T272">et t</text:span></text:span><text:span text:style-name="Strong_20_Emphasis"><text:span text:style-name="T271">oetsenbord </text:span></text:span><text:span text:style-name="Strong_20_Emphasis"><text:span text:style-name="T272">configureren</text:span></text:span><text:span text:style-name="Strong_20_Emphasis"><text:span text:style-name="T158"> </text:span></text:span><text:span text:style-name="Strong_20_Emphasis"><text:span text:style-name="T159">controleer </text:span></text:span><text:span text:style-name="Strong_20_Emphasis"><text:span text:style-name="T160">de </text:span></text:span><text:span text:style-name="Strong_20_Emphasis"><text:span text:style-name="T159">toetsenbordindeling </text:span></text:span><text:span text:style-name="Strong_20_Emphasis"><text:span text:style-name="T161">en </text:span></text:span><text:span text:style-name="Strong_20_Emphasis"><text:span text:style-name="T155">klik </text:span></text:span><text:span text:style-name="Strong_20_Emphasis"><text:span text:style-name="T158">op</text:span></text:span><text:span text:style-name="Strong_20_Emphasis"><text:span text:style-name="T200">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72">.</text:span></text:span></text:p>
          </table:table-cell>
        </table:table-row>
        <table:table-row table:style-name="TableLine94445850446544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0">Automatische herkenning van netwerkhardware uitvoeren</text:span></text:span><text:span text:style-name="Strong_20_Emphasis"><text:span text:style-name="T31"> </text:span></text:span><text:span text:style-name="Strong_20_Emphasis"><text:span text:style-name="T137">versch</text:span></text:span><text:span text:style-name="Strong_20_Emphasis"><text:span text:style-name="T134">ij</text:span></text:span><text:span text:style-name="Strong_20_Emphasis"><text:span text:style-name="T137">nt, </text:span></text:span><text:span text:style-name="Strong_20_Emphasis"><text:span text:style-name="T138">s</text:span></text:span><text:span text:style-name="Strong_20_Emphasis"><text:span text:style-name="T137">electeer </text:span></text:span><text:span text:style-name="Strong_20_Emphasis"><text:span text:style-name="T197">Ja</text:span></text:span><text:span text:style-name="Strong_20_Emphasis"><text:span text:style-name="T137"> als de </text:span></text:span><text:span text:style-name="Strong_20_Emphasis"><text:span text:style-name="T138">firmware</text:span></text:span><text:span text:style-name="Strong_20_Emphasis"><text:span text:style-name="T137">bestanden</text:span></text:span><text:span text:style-name="Strong_20_Emphasis"><text:span text:style-name="T137"><text:note text:id="ftn6" text:note-class="footnote"><text:note-citation>4</text:note-citation><text:note-body><text:p text:style-name="P94"><text:span text:style-name="T386">R</text:span><text:span text:style-name="T473">aadpleeg </text:span><text:a xlink:type="simple" xlink:href="https://wiki.debian.org/Firmware" text:style-name="Internet_20_link" text:visited-style-name="Visited_20_Internet_20_Link"><text:span text:style-name="T455">wiki.debian.org/Firmware</text:span></text:a> <text:span text:style-name="T474">voor firmwarebestanden </text:span><text:span text:style-name="T480">voor, </text:span><text:span text:style-name="T474">tijdens, of na de installatie.</text:span></text:p></text:note-body></text:note></text:span></text:span><text:span text:style-name="Strong_20_Emphasis"><text:span text:style-name="T137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7">selecteer </text:span></text:span><text:span text:style-name="Strong_20_Emphasis"><text:span text:style-name="T197">Nee</text:span></text:span><text:span text:style-name="Strong_20_Emphasis"><text:span text:style-name="T137"> om dit later op te lossen</text:span></text:span><text:span text:style-name="Strong_20_Emphasis"><text:span text:style-name="T323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5044713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0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12">H</text:span></text:span><text:span text:style-name="Strong_20_Emphasis"><text:span text:style-name="T265">et netwerk configureren</text:span></text:span><text:span text:style-name="Strong_20_Emphasis"><text:span text:style-name="T31"> </text:span></text:span><text:span text:style-name="Strong_20_Emphasis"><text:span text:style-name="T134">bij</text:span></text:span><text:span text:style-name="Strong_20_Emphasis"><text:span text:style-name="T31"> </text:span></text:span><text:span text:style-name="Strong_20_Emphasis"><text:span text:style-name="T188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89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4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50447728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66">Gebruikers en wachtwoorden instellen</text:span></text:span><text:span text:style-name="Strong_20_Emphasis"><text:span text:style-name="T281"> </text:span></text:span><text:span text:style-name="Strong_20_Emphasis"><text:span text:style-name="T282">bij</text:span></text:span><text:span text:style-name="Strong_20_Emphasis"><text:span text:style-name="T281"> </text:span></text:span><text:span text:style-name="Strong_20_Emphasis"><text:span text:style-name="T267">Wat is de volledige naam van de nieuwe gebruiker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50448320">
          <table:table-cell table:style-name="_32_._5f_Installatie_5f_uitvoeren.A1" office:value-type="string">
            <text:p text:style-name="P63"><text:span text:style-name="Strong_20_Emphasis"><text:span text:style-name="T101"><text:s/></text:span></text:span><text:span text:style-name="Strong_20_Emphasis"><text:span text:style-name="T142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66">Gebruikers en wachtwoorden instellen</text:span></text:span><text:span text:style-name="Strong_20_Emphasis"><text:span text:style-name="T281"> </text:span></text:span><text:span text:style-name="Strong_20_Emphasis"><text:span text:style-name="T282">bij</text:span></text:span><text:span text:style-name="Strong_20_Emphasis"><text:span text:style-name="T281"> </text:span></text:span><text:span text:style-name="Strong_20_Emphasis"><text:span text:style-name="T267">Wat is </text:span></text:span><text:span text:style-name="Strong_20_Emphasis"><text:span text:style-name="T269">het wachtwoord voor de nieuwe gebruiker</text:span></text:span><text:span text:style-name="Strong_20_Emphasis"><text:span text:style-name="T267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2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68">V</text:span></text:span><text:span text:style-name="Strong_20_Emphasis"><text:span text:style-name="T167">olgende</text:span></text:span><text:span text:style-name="Strong_20_Emphasis"><text:span text:style-name="T34">.</text:span></text:span></text:p>
          </table:table-cell>
        </table:table-row>
        <table:table-row table:style-name="TableLine94445850448912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68">Schijven indelen</text:span></text:span><text:span text:style-name="Strong_20_Emphasis"><text:span text:style-name="T283"> </text:span></text:span><text:span text:style-name="Strong_20_Emphasis"><text:span text:style-name="T318">bij</text:span></text:span><text:span text:style-name="Strong_20_Emphasis"><text:span text:style-name="T283"> </text:span></text:span><text:span text:style-name="Strong_20_Emphasis"><text:span text:style-name="T268">Schijfindelingsmethode</text:span></text:span><text:span text:style-name="Strong_20_Emphasis"><text:span text:style-name="T263"> </text:span></text:span><text:span text:style-name="Strong_20_Emphasis"><text:span text:style-name="T62">wordt </text:span></text:span><text:span text:style-name="Strong_20_Emphasis"><text:span text:style-name="T201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0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0">Volgende</text:span></text:span><text:span text:style-name="Strong_20_Emphasis"><text:span text:style-name="T62">.</text:span></text:span></text:p>
          </table:table-cell>
        </table:table-row>
        <table:table-row table:style-name="TableLine94445850449504">
          <table:table-cell table:style-name="_32_._5f_Installatie_5f_uitvoeren.A1" office:value-type="string">
            <text:p text:style-name="P72"><text:span text:style-name="Strong_20_Emphasis"><text:span text:style-name="T101"><text:s/></text:span></text:span><text:span text:style-name="Strong_20_Emphasis"><text:span text:style-name="T142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8">Schijven indelen</text:span></text:span><text:span text:style-name="Strong_20_Emphasis"><text:span text:style-name="T283"> </text:span></text:span><text:span text:style-name="Strong_20_Emphasis"><text:span text:style-name="T284">en </text:span></text:span><text:span text:style-name="Strong_20_Emphasis"><text:span text:style-name="T305">Data … wordt gewist</text:span></text:span><text:span text:style-name="Strong_20_Emphasis"><text:span text:style-name="T284"> klik </text:span></text:span><text:span text:style-name="Strong_20_Emphasis"><text:span text:style-name="T285">evt. </text:span></text:span><text:span text:style-name="Strong_20_Emphasis"><text:span text:style-name="T284">op </text:span></text:span><text:span text:style-name="Strong_20_Emphasis"><text:span text:style-name="T198">Annuleren</text:span></text:span><text:span text:style-name="Strong_20_Emphasis"><text:span text:style-name="T23">.</text:span></text:span></text:p>
          </table:table-cell>
        </table:table-row>
        <table:table-row table:style-name="TableLine9444585045009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41">de </text:span></text:span><text:span text:style-name="Strong_20_Emphasis"><text:span text:style-name="T191">Wachtzin voor de versleuteling</text:span></text:span><text:span text:style-name="Strong_20_Emphasis"><text:span text:style-name="T63"> op en </text:span></text:span><text:span text:style-name="Strong_20_Emphasis"><text:span text:style-name="T131">klik op </text:span></text:span><text:span text:style-name="Strong_20_Emphasis"><text:span text:style-name="T196">Volgende</text:span></text:span><text:span text:style-name="Strong_20_Emphasis"><text:span text:style-name="T131">.</text:span></text:span></text:p>
          </table:table-cell>
        </table:table-row>
        <table:table-row table:style-name="TableLine94445842982912">
          <table:table-cell table:style-name="_32_._5f_Installatie_5f_uitvoeren.A1" office:value-type="string">
            <text:p text:style-name="P77"><text:span text:style-name="Strong_20_Emphasis"><text:span text:style-name="T101"><text:s/></text:span></text:span><text:span text:style-name="Strong_20_Emphasis"><text:span text:style-name="T142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68">Schijven indelen</text:span></text:span><text:span text:style-name="Strong_20_Emphasis"><text:span text:style-name="T283"> </text:span></text:span><text:span text:style-name="Strong_20_Emphasis"><text:span text:style-name="T319">met</text:span></text:span><text:span text:style-name="Strong_20_Emphasis"><text:span text:style-name="T30"> </text:span></text:span><text:span text:style-name="Strong_20_Emphasis"><text:span text:style-name="T263">Wilt u deze aanpassingen wegschrijven naar de schijven?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2">ies</text:span></text:span><text:span text:style-name="Strong_20_Emphasis"><text:span text:style-name="T64"> </text:span></text:span><text:span text:style-name="Strong_20_Emphasis"><text:span text:style-name="T192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5">V</text:span></text:span><text:span text:style-name="Strong_20_Emphasis"><text:span text:style-name="T169">olgende</text:span></text:span><text:span text:style-name="Strong_20_Emphasis"><text:span text:style-name="T23">.</text:span></text:span></text:p>
          </table:table-cell>
        </table:table-row>
        <table:table-row table:style-name="TableLine94445842983504">
          <table:table-cell table:style-name="_32_._5f_Installatie_5f_uitvoeren.A1" office:value-type="string">
            <text:p text:style-name="P76"><text:span text:style-name="Strong_20_Emphasis"><text:span text:style-name="T101"><text:s/></text:span></text:span><text:span text:style-name="Strong_20_Emphasis"><text:span text:style-name="T142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76">Als</text:span> het scherm <text:span text:style-name="T448">Software-selectie</text:span> verschijnt, <text:span text:style-name="T451">dat is als de Netwerk installer CD wordt gebruikt</text:span>, klik <text:span text:style-name="T469">in keuzevak </text:span>voor <text:span text:style-name="T448">GNOME</text:span> en klik op <text:span text:style-name="T448">Volgende</text:span>.</text:p>
          </table:table-cell>
        </table:table-row>
        <table:table-row table:style-name="TableLine94445842984096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3">De GRUB opstartlader op een harde schijf installeren</text:span></text:span><text:span text:style-name="Strong_20_Emphasis"><text:span text:style-name="T69"> </text:span></text:span><text:span text:style-name="Strong_20_Emphasis"><text:span text:style-name="T135">bij</text:span></text:span><text:span text:style-name="Strong_20_Emphasis"><text:span text:style-name="T69"> </text:span></text:span><text:span text:style-name="Strong_20_Emphasis"><text:span text:style-name="T193">Apparaat waarop de opstartlader geïnstalleerd wordt</text:span></text:span><text:span text:style-name="Strong_20_Emphasis"><text:span text:style-name="T69"> selecteer </text:span></text:span><text:span text:style-name="Strong_20_Emphasis"><text:span text:style-name="T193">/dev/...</text:span></text:span><text:span text:style-name="Strong_20_Emphasis"><text:span text:style-name="T69"> en klik op </text:span></text:span><text:span text:style-name="Strong_20_Emphasis"><text:span text:style-name="T193">Volgende</text:span></text:span><text:span text:style-name="Strong_20_Emphasis"><text:span text:style-name="T69">.</text:span></text:span></text:p>
          </table:table-cell>
        </table:table-row>
        <table:table-row table:style-name="TableLine944458429846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45842985280">
          <table:table-cell table:style-name="_32_._5f_Installatie_5f_uitvoer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6">C</text:span></text:span><text:span text:style-name="Strong_20_Emphasis"><text:span text:style-name="T151">D</text:span></text:span><text:span text:style-name="Strong_20_Emphasis"><text:span text:style-name="T324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45">druk </text:span></text:span><text:span text:style-name="Strong_20_Emphasis"><text:span text:style-name="T153">op</text:span></text:span><text:span text:style-name="Strong_20_Emphasis"><text:span text:style-name="T145"> </text:span></text:span><text:span text:style-name="Strong_20_Emphasis"><text:span text:style-name="T127">de </text:span></text:span><text:span text:style-name="Strong_20_Emphasis"><text:span text:style-name="T250">Enter</text:span></text:span><text:span text:style-name="Strong_20_Emphasis"><text:span text:style-name="T127">-toets</text:span></text:span><text:span text:style-name="Strong_20_Emphasis"><text:span text:style-name="T154">.</text:span></text:span></text:p>
          </table:table-cell>
        </table:table-row>
      </table:table>
      <text:p text:style-name="P38"><text:span text:style-name="Strong_20_Emphasis"><text:span text:style-name="T145"/></text:span></text:p>
      <text:list xml:id="list190212637536966" text:continue-numbering="true" text:style-name="L1">
        <text:list-item>
          <text:p text:style-name="P101"><text:span text:style-name="Strong_20_Emphasis"><text:span text:style-name="T273">Installatie </text:span></text:span><text:span text:style-name="Strong_20_Emphasis"><text:span text:style-name="T274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4584815091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9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4">Enter</text:span></text:span><text:span text:style-name="Strong_20_Emphasis"><text:span text:style-name="T56">-toets.</text:span></text:span></text:p>
          </table:table-cell>
        </table:table-row>
        <table:table-row table:style-name="TableLine944458461238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45846828032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4458405894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7"/></text:span></text:p>
          </table:table-cell>
        </table:table-row>
        <table:table-row table:style-name="TableLine94445840590064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4">gebruikers </text:span></text:span><text:span text:style-name="Strong_20_Emphasis"><text:span text:style-name="T146">toe </text:span></text:span><text:span text:style-name="Strong_20_Emphasis"><text:span text:style-name="T87">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86"><text:note text:id="ftn7" text:note-class="footnote"><text:note-citation>1</text:note-citation><text:note-body><text:p text:style-name="P90"><text:span text:style-name="T376">De </text:span><text:span text:style-name="T396">Super</text:span><text:span text:style-name="T376">-toets is de Windows</text:span><text:span text:style-name="T377">-</text:span><text:span text:style-name="T378">toets</text:span><text:span text:style-name="T376">, </text:span><text:span text:style-name="T377">C</text:span><text:span text:style-name="T376">ommand-</text:span><text:span text:style-name="T378">toets</text:span><text:span text:style-name="T376">, of </text:span><text:span text:style-name="T377">V</text:span><text:span text:style-name="T376">ergrootglas-toets.</text:span></text:p></text:note-body></text:note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7">geb</text:span></text:span><text:span text:style-name="Strong_20_Emphasis"><text:span text:style-name="T178">r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</text:span></text:span><text:span text:style-name="Strong_20_Emphasis"><text:span text:style-name="T98">bij </text:span></text:span><text:span text:style-name="Strong_20_Emphasis"><text:span text:style-name="T306">Instellingen </text:span></text:span><text:span text:style-name="Strong_20_Emphasis"><text:span text:style-name="T113">rechts o</text:span></text:span><text:span text:style-name="Strong_20_Emphasis"><text:span text:style-name="T87">p </text:span></text:span><text:span text:style-name="Strong_20_Emphasis"><text:span text:style-name="T307">Gebruikers</text:span></text:span><text:span text:style-name="Strong_20_Emphasis"><text:span text:style-name="T111">.</text:span></text:span></text:p>
          </table:table-cell>
        </table:table-row>
        <table:table-row table:style-name="TableLine9444584059065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6">Klik links</text:span></text:span><text:span text:style-name="Strong_20_Emphasis"><text:span text:style-name="T148"> </text:span></text:span><text:span text:style-name="Strong_20_Emphasis"><text:span text:style-name="T124">op </text:span></text:span><text:span text:style-name="Strong_20_Emphasis"><text:span text:style-name="T186">Ontgrendelen</text:span></text:span><text:span text:style-name="Strong_20_Emphasis"><text:span text:style-name="T124"> </text:span></text:span><text:span text:style-name="Strong_20_Emphasis"><text:span text:style-name="T123">en daarna op </text:span></text:span><text:span text:style-name="Strong_20_Emphasis"><text:span text:style-name="T298">Gebruik</text:span></text:span><text:span text:style-name="Strong_20_Emphasis"><text:span text:style-name="T299">er</text:span></text:span><text:span text:style-name="Strong_20_Emphasis"><text:span text:style-name="T298"> toevoegen</text:span></text:span><text:span text:style-name="Strong_20_Emphasis"><text:span text:style-name="T123">.</text:span></text:span></text:p>
          </table:table-cell>
        </table:table-row>
        <table:table-row table:style-name="TableLine944458405912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445840591840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5">een </text:span></text:span><text:span text:style-name="Strong_20_Emphasis"><text:span text:style-name="T105">druk</text:span></text:span><text:span text:style-name="Strong_20_Emphasis"><text:span text:style-name="T75"> op</text:span></text:span><text:span text:style-name="Strong_20_Emphasis"><text:span text:style-name="T89"> de </text:span></text:span><text:span text:style-name="Strong_20_Emphasis"><text:span text:style-name="T254">Super</text:span></text:span><text:span text:style-name="Strong_20_Emphasis"><text:span text:style-name="T89">-toets</text:span></text:span><text:span text:style-name="Strong_20_Emphasis"><text:span text:style-name="T321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0">sof</text:span></text:span><text:span text:style-name="Strong_20_Emphasis"><text:span text:style-name="T182">t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7">Software</text:span></text:span><text:span text:style-name="Strong_20_Emphasis"><text:span text:style-name="T89">.</text:span></text:span></text:p>
          </table:table-cell>
        </table:table-row>
        <table:table-row table:style-name="TableLine94445850052000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64">Klik op </text:span><text:span text:style-name="T367">Updates</text:span><text:span text:style-name="T365"> en a</text:span><text:span text:style-name="T363">ls</text:span><text:span text:style-name="T359"> </text:span><text:span text:style-name="T360">er </text:span><text:span text:style-name="T359">updates beschikbaar zijn, k</text:span><text:span text:style-name="T361">lik op </text:span><text:span text:style-name="Strong_20_Emphasis"><text:span text:style-name="T373">Downloaden</text:span></text:span><text:span text:style-name="T361"> </text:span><text:span text:style-name="T366">en vervolgens op </text:span><text:span text:style-name="T368">Herstarten &amp; bijwerken</text:span><text:span text:style-name="T366">.</text:span></text:p>
          </table:table-cell>
        </table:table-row>
        <table:table-row table:style-name="TableLine94445850052864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62">A</text:span><text:span text:style-name="T450">anmelden als </text:span><text:span text:style-name="Definition"><text:span text:style-name="T8">gebruiker</text:span></text:span>.</text:p>
          </table:table-cell>
        </table:table-row>
        <table:table-row table:style-name="TableLine944458500534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445850054048">
          <table:table-cell table:style-name="_33_._5f_Installatie_5f_afronden.A1" office:value-type="string">
            <text:p text:style-name="P50"><text:span text:style-name="Strong_20_Emphasis"><text:span text:style-name="T101"><text:s/></text:span></text:span><text:span text:style-name="Strong_20_Emphasis"><text:span text:style-name="T142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1">Installeer </text:span></text:span><text:span text:style-name="Strong_20_Emphasis"><text:span text:style-name="T120">pakket kz</text:span></text:span><text:span text:style-name="Strong_20_Emphasis"><text:span text:style-name="T101"> </text:span></text:span><text:span text:style-name="Strong_20_Emphasis"><text:span text:style-name="T87">via via </text:span></text:span><text:span text:style-name="Strong_20_Emphasis"><text:span text:style-name="T75">een </text:span></text:span><text:span text:style-name="Strong_20_Emphasis"><text:span text:style-name="T86">druk 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321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81">ter</text:span></text:span><text:span text:style-name="Strong_20_Emphasis"><text:span text:style-name="T182">m</text:span></text:span><text:span text:style-name="Strong_20_Emphasis"><text:span text:style-name="T114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314">Terminalvenster</text:span></text:span><text:span text:style-name="Strong_20_Emphasis"><text:span text:style-name="T114">. </text:span></text:span></text:p>
          </table:table-cell>
        </table:table-row>
        <table:table-row table:style-name="TableLine94445850054640">
          <table:table-cell table:style-name="_33_._5f_Installatie_5f_afronden.A1" office:value-type="string">
            <text:p text:style-name="P64"><text:span text:style-name="Strong_20_Emphasis"><text:span text:style-name="T101"><text:s/></text:span></text:span><text:span text:style-name="Strong_20_Emphasis"><text:span text:style-name="T142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81">Typ</text:span><text:span text:style-name="Strong_20_Emphasis"><text:span text:style-name="T115">, of </text:span></text:span><text:span text:style-name="Strong_20_Emphasis"><text:span text:style-name="T114">kopieer en plak, de</text:span></text:span><text:span text:style-name="Strong_20_Emphasis"><text:span text:style-name="T118">z</text:span></text:span><text:span text:style-name="Strong_20_Emphasis"><text:span text:style-name="T116">e</text:span></text:span><text:span text:style-name="Strong_20_Emphasis"><text:span text:style-name="T114"> opdrachten, ieder gevolgd door de </text:span></text:span><text:span text:style-name="Strong_20_Emphasis"><text:span text:style-name="T255">Enter</text:span></text:span><text:span text:style-name="Strong_20_Emphasis"><text:span text:style-name="T87">-toets:<text:line-break/></text:span></text:span><text:span text:style-name="User_20_Entry"><text:span text:style-name="T327">sudo</text:span></text:span><text:span text:style-name="User_20_Entry"><text:span text:style-name="T326"> </text:span></text:span><text:span text:style-name="User_20_Entry"><text:span text:style-name="T327">apt install wget</text:span></text:span><text:span text:style-name="User_20_Entry"><text:span text:style-name="T326"><text:line-break/>wget karelzimmer.nl/</text:span></text:span><text:span text:style-name="User_20_Entry"><text:span text:style-name="T330">kz</text:span></text:span><text:span text:style-name="User_20_Entry"><text:span text:style-name="T326"><text:line-break/>bash </text:span></text:span><text:span text:style-name="User_20_Entry"><text:span text:style-name="T330">kz</text:span></text:span></text:p>
            <text:p text:style-name="P80"><text:span text:style-name="User_20_Entry"><text:span text:style-name="T329">exit</text:span></text:span></text:p>
          </table:table-cell>
        </table:table-row>
        <table:table-row table:style-name="TableLine94445850055232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445850055824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4">Rond de</text:span></text:span><text:span text:style-name="Strong_20_Emphasis"><text:span text:style-name="T92"> installatie </text:span></text:span><text:span text:style-name="Strong_20_Emphasis"><text:span text:style-name="T94">af </text:span></text:span><text:span text:style-name="Strong_20_Emphasis"><text:span text:style-name="T87">via </text:span></text:span><text:span text:style-name="Strong_20_Emphasis"><text:span text:style-name="T103">een</text:span></text:span><text:span text:style-name="Strong_20_Emphasis"><text:span text:style-name="T102"> druk</text:span></text:span><text:span text:style-name="Strong_20_Emphasis"><text:span text:style-name="T103"> op</text:span></text:span><text:span text:style-name="Strong_20_Emphasis"><text:span text:style-name="T89"> de </text:span></text:span><text:span text:style-name="Strong_20_Emphasis"><text:span text:style-name="T254">Super</text:span></text:span><text:span text:style-name="Strong_20_Emphasis"><text:span text:style-name="T89">-toets</text:span></text:span><text:span text:style-name="Strong_20_Emphasis"><text:span text:style-name="T321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109">t</text:span></text:span><text:span text:style-name="Strong_20_Emphasis"><text:span text:style-name="T90">yp </text:span></text:span><text:span text:style-name="Strong_20_Emphasis"><text:span text:style-name="T170">men</text:span></text:span><text:span text:style-name="Strong_20_Emphasis"><text:span text:style-name="T175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2">Installatiem</text:span></text:span><text:span text:style-name="Strong_20_Emphasis"><text:span text:style-name="T291">enu</text:span></text:span><text:span text:style-name="Strong_20_Emphasis"><text:span text:style-name="T86">.</text:span></text:span></text:p>
          </table:table-cell>
        </table:table-row>
        <table:table-row table:style-name="TableLine9444585005641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3">K</text:span></text:span><text:span text:style-name="Strong_20_Emphasis"><text:span text:style-name="T78">ie</text:span></text:span><text:span text:style-name="Strong_20_Emphasis"><text:span text:style-name="T77">s </text:span></text:span><text:span text:style-name="Strong_20_Emphasis"><text:span text:style-name="T290">3 -</text:span></text:span><text:span text:style-name="Strong_20_Emphasis"><text:span text:style-name="T262"> </text:span></text:span><text:span text:style-name="Strong_20_Emphasis"><text:span text:style-name="T286">Installatie</text:span></text:span><text:span text:style-name="Strong_20_Emphasis"><text:span text:style-name="T287"> </text:span></text:span><text:span text:style-name="Strong_20_Emphasis"><text:span text:style-name="T288">afronden</text:span>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445852435456">
          <table:table-cell table:style-name="_33_._5f_Installatie_5f_afronden.A1" office:value-type="string">
            <text:p text:style-name="P51"><text:span text:style-name="Strong_20_Emphasis"><text:span text:style-name="T101"><text:s/></text:span></text:span><text:span text:style-name="Strong_20_Emphasis"><text:span text:style-name="T142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3">Volg de aanwijzingen op het scherm.</text:span></text:span></text:p>
          </table:table-cell>
        </table:table-row>
        <table:table-row table:style-name="TableLine94445852436048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445852436640">
          <table:table-cell table:style-name="_33_._5f_Installatie_5f_afronden.A1" office:value-type="string">
            <text:p text:style-name="P82"><text:span text:style-name="Strong_20_Emphasis"><text:span text:style-name="T101"><text:s/></text:span></text:span><text:span text:style-name="Strong_20_Emphasis"><text:span text:style-name="T142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83">De installatie kan nagelopen worden aan de hand van bestanden</text:span><text:span text:style-name="T482"><text:note text:id="ftn8" text:note-class="footnote"><text:note-citation>2</text:note-citation><text:note-body><text:p text:style-name="P97"><text:span text:style-name="T444">Bestand kz_install</text:span><text:span text:style-name="T395">_</text:span><text:span text:style-name="T394">applist</text:span><text:span text:style-name="T444"> in /usr/local/etc </text:span><text:span text:style-name="T445">bevat eerder geïnstalleerde apps</text:span><text:span text:style-name="T446">.</text:span></text:p></text:note-body></text:note></text:span><text:span text:style-name="T483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0"/></text:span></text:p>
      <text:p text:style-name="P42"><text:span text:style-name="Strong_20_Emphasis"><text:span text:style-name="T73"/></text:span></text:p>
      <text:list xml:id="list190212991883582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44585313518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3">R</text:span></text:span><text:span text:style-name="Strong_20_Emphasis"><text:span text:style-name="T79">icht </text:span></text:span><text:span text:style-name="Definition"><text:span text:style-name="T9">gebruiker</text:span></text:span><text:span text:style-name="Strong_20_Emphasis"><text:span text:style-name="T74"><text:note text:id="ftn9" text:note-class="footnote"><text:note-citation>1</text:note-citation><text:note-body><text:p text:style-name="P89"><text:span text:style-name="T447">Na aanmelden als </text:span><text:span text:style-name="Definition"><text:span text:style-name="T456">2</text:span></text:span><text:span text:style-name="Definition"><text:span text:style-name="T485">e</text:span></text:span><text:span text:style-name="Definition"><text:span text:style-name="T456"> </text:span></text:span><text:span text:style-name="Definition"><text:span text:style-name="T457">gebruiker</text:span></text:span><text:span text:style-name="T447">, </text:span><text:span text:style-name="T470">zoek en </text:span><text:span text:style-name="T447">start</text:span><text:span text:style-name="T454"> </text:span><text:span text:style-name="T453">In</text:span><text:span text:style-name="T449">stallatiemenu</text:span><text:span text:style-name="Strong_20_Emphasis"><text:span text:style-name="T310"> </text:span></text:span><text:span text:style-name="T447">en </text:span><text:span text:style-name="User_20_Entry"><text:span text:style-name="T258">kies </text:span></text:span><text:span text:style-name="User_20_Entry"><text:span text:style-name="T260">4 -</text:span></text:span><text:span text:style-name="User_20_Entry"><text:span text:style-name="T258"> </text:span></text:span><text:span text:style-name="User_20_Entry"><text:span text:style-name="T259">Gebruiker inrichten</text:span></text:span><text:span text:style-name="User_20_Entry"><text:span text:style-name="T258">.</text:span></text:span></text:p></text:note-body></text:note></text:span></text:span><text:span text:style-name="Strong_20_Emphasis"><text:span text:style-name="T79"> </text:span></text:span><text:span text:style-name="Strong_20_Emphasis"><text:span text:style-name="T80">in </text:span></text:span><text:span text:style-name="Strong_20_Emphasis"><text:span text:style-name="T87">via </text:span></text:span><text:span text:style-name="Strong_20_Emphasis"><text:span text:style-name="T96">het </text:span></text:span><text:span text:style-name="Strong_20_Emphasis"><text:span text:style-name="T173">Installatiemenu</text:span></text:span><text:span text:style-name="Strong_20_Emphasis"><text:span text:style-name="T310"> </text:span></text:span><text:span text:style-name="Strong_20_Emphasis"><text:span text:style-name="T97">en </text:span></text:span><text:span text:style-name="Strong_20_Emphasis"><text:span text:style-name="T85">keuze</text:span></text:span><text:span text:style-name="Strong_20_Emphasis"><text:span text:style-name="T82"> </text:span></text:span><text:span text:style-name="Strong_20_Emphasis"><text:span text:style-name="T290">4 -</text:span></text:span><text:span text:style-name="Strong_20_Emphasis"><text:span text:style-name="T262"> </text:span></text:span><text:span text:style-name="T303">Gebruiker inrichten</text:span><text:span text:style-name="Strong_20_Emphasis"><text:span text:style-name="T76">.</text:span></text:span></text:p>
          </table:table-cell>
        </table:table-row>
        <table:table-row table:style-name="TableLine94445852549344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43">Volg de aanwijzingen op het scherm.</text:span></text:span></text:p>
          </table:table-cell>
        </table:table-row>
        <table:table-row table:style-name="TableLine9444585148387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445851297264">
          <table:table-cell table:style-name="Tabel2.A1" office:value-type="string">
            <text:p text:style-name="P83"><text:span text:style-name="Strong_20_Emphasis"><text:span text:style-name="T101"><text:s/></text:span></text:span><text:span text:style-name="Strong_20_Emphasis"><text:span text:style-name="T142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397">Het</text:span><text:span text:style-name="T483"> </text:span><text:span text:style-name="T398">inrichten </text:span><text:span text:style-name="T483">kan nagelopen worden aan de hand van bestanden</text:span><text:span text:style-name="T482"><text:note text:id="ftn10" text:note-class="footnote"><text:note-citation>2</text:note-citation><text:note-body><text:p text:style-name="P98"><text:span text:style-name="T393">M</text:span><text:span text:style-name="T391">ap kz_setup_list</text:span><text:span text:style-name="T389">s</text:span><text:span text:style-name="T390"> in</text:span><text:span text:style-name="T391"> de Persoonlijke map </text:span><text:span text:style-name="T390">bevat </text:span><text:span text:style-name="T393">bestanden met</text:span><text:span text:style-name="T390"> </text:span><text:span text:style-name="T392">eerder gekozen gebruikersfoto, </text:span><text:span text:style-name="T391">bureaubladachtergrond, favorieten, en opdrachtgeschiedenis.</text:span></text:p></text:note-body></text:note></text:span><text:span text:style-name="T483"> aangemaakt in hoofdstuk 1 met keuze 1 - Installatie voorbereiden.</text:span></text:p>
          </table:table-cell>
        </table:table-row>
        <table:table-row table:style-name="TableLine9444585255126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5148696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1">Herstart de computer.</text:span></text:span></text:p>
          </table:table-cell>
        </table:table-row>
        <table:table-row table:style-name="TableLine944458514844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5297771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5">Aanmelden als </text:span></text:span><text:span text:style-name="Definition"><text:span text:style-name="T12">gebruiker</text:span></text:span><text:span text:style-name="Strong_20_Emphasis"><text:span text:style-name="T75">.</text:span></text:span></text:p>
          </table:table-cell>
        </table:table-row>
        <table:table-row table:style-name="TableLine9444584802892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5297684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0">LVM met encryptie</text:span></text:span><text:span text:style-name="Strong_20_Emphasis"><text:span text:style-name="T309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7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3">balk</text:span></text:span><text:span text:style-name="Strong_20_Emphasis"><text:span text:style-name="T55">.</text:span></text:span></text:p>
          </table:table-cell>
        </table:table-row>
        <table:table-row table:style-name="TableLine9444584802568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84802627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78">Maak een </text:span></text:span><text:span text:style-name="Strong_20_Emphasis"><text:span text:style-name="T280">back-up</text:span></text:span><text:span text:style-name="Strong_20_Emphasis"><text:span text:style-name="T278"> </text:span></text:span><text:span text:style-name="Strong_20_Emphasis"><text:span text:style-name="T277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2">men</text:span></text:span><text:span text:style-name="Strong_20_Emphasis"><text:span text:style-name="T176">u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87">lik op het pictogram van </text:span></text:span><text:span text:style-name="Strong_20_Emphasis"><text:span text:style-name="T292">Installatie</text:span></text:span><text:span text:style-name="Strong_20_Emphasis"><text:span text:style-name="T293">m</text:span></text:span><text:span text:style-name="Strong_20_Emphasis"><text:span text:style-name="T291">enu</text:span></text:span><text:span text:style-name="Strong_20_Emphasis"><text:span text:style-name="T86">.</text:span></text:span></text:p>
          </table:table-cell>
        </table:table-row>
        <table:table-row table:style-name="TableLine94445852550288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16">K</text:span></text:span><text:span text:style-name="Strong_20_Emphasis"><text:span text:style-name="T278">ies</text:span></text:span><text:span text:style-name="Strong_20_Emphasis"><text:span text:style-name="T277"> </text:span></text:span><text:span text:style-name="Strong_20_Emphasis"><text:span text:style-name="T300">5 -</text:span></text:span><text:span text:style-name="T276"> </text:span><text:span text:style-name="T300">Opdrachtenmenu</text:span><text:span text:style-name="T278">, </text:span><text:span text:style-name="T320">kies</text:span><text:span text:style-name="T278"> </text:span><text:span text:style-name="T301">1 -</text:span><text:span text:style-name="T276"> </text:span><text:span text:style-name="T304">Back-up</text:span><text:span text:style-name="T301"> </text:span><text:span text:style-name="T304">maken</text:span><text:span text:style-name="T276">,</text:span><text:span text:style-name="Strong_20_Emphasis"><text:span text:style-name="T83"> </text:span></text:span><text:span text:style-name="Strong_20_Emphasis"><text:span text:style-name="T100">en klik op </text:span></text:span><text:span text:style-name="Strong_20_Emphasis"><text:span text:style-name="T179">Verder</text:span></text:span><text:span text:style-name="Strong_20_Emphasis"><text:span text:style-name="T100">.</text:span></text:span></text:p>
          </table:table-cell>
        </table:table-row>
        <table:table-row table:style-name="TableLine9444585255088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5">Volg de aanwijzingen op het scherm.</text:span></text:span></text:p>
          </table:table-cell>
        </table:table-row>
        <table:table-row table:style-name="TableLine944457153324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445715332880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15">Plan automatische </text:span></text:span><text:span text:style-name="Strong_20_Emphasis"><text:span text:style-name="T317">reservekopieën</text:span></text:span><text:span text:style-name="Strong_20_Emphasis"><text:span text:style-name="T278"> </text:span></text:span><text:span text:style-name="Strong_20_Emphasis"><text:span text:style-name="T279">in </text:span></text:span><text:span text:style-name="Strong_20_Emphasis"><text:span text:style-name="T277">via</text:span></text:span><text:span text:style-name="Strong_20_Emphasis"><text:span text:style-name="T87"> </text:span></text:span><text:span text:style-name="Strong_20_Emphasis"><text:span text:style-name="T75">een </text:span></text:span><text:span text:style-name="Strong_20_Emphasis"><text:span text:style-name="T106">druk </text:span></text:span><text:span text:style-name="Strong_20_Emphasis"><text:span text:style-name="T86">op de </text:span></text:span><text:span text:style-name="Strong_20_Emphasis"><text:span text:style-name="T254">Super</text:span></text:span><text:span text:style-name="Strong_20_Emphasis"><text:span text:style-name="T86">-toets</text:span></text:span><text:span text:style-name="Strong_20_Emphasis"><text:span text:style-name="T106">, </text:span></text:span><text:span text:style-name="Strong_20_Emphasis"><text:span text:style-name="T110">t</text:span></text:span><text:span text:style-name="Strong_20_Emphasis"><text:span text:style-name="T90">yp </text:span></text:span><text:span text:style-name="Strong_20_Emphasis"><text:span text:style-name="T174">res</text:span></text:span><text:span text:style-name="Strong_20_Emphasis"><text:span text:style-name="T183">e</text:span></text:span><text:span text:style-name="Strong_20_Emphasis"><text:span text:style-name="T86"> </text:span></text:span><text:span text:style-name="Strong_20_Emphasis"><text:span text:style-name="T91">e</text:span></text:span><text:span text:style-name="Strong_20_Emphasis"><text:span text:style-name="T87">n </text:span></text:span><text:span text:style-name="Strong_20_Emphasis"><text:span text:style-name="T88">k</text:span></text:span><text:span text:style-name="Strong_20_Emphasis"><text:span text:style-name="T91">lik op </text:span></text:span><text:span text:style-name="Strong_20_Emphasis"><text:span text:style-name="T112">het </text:span></text:span><text:span text:style-name="Strong_20_Emphasis"><text:span text:style-name="T87">pictogram </text:span></text:span><text:span text:style-name="Strong_20_Emphasis"><text:span text:style-name="T112">van</text:span></text:span><text:span text:style-name="Strong_20_Emphasis"><text:span text:style-name="T91"> </text:span></text:span><text:span text:style-name="Strong_20_Emphasis"><text:span text:style-name="T294">Reservekopieën</text:span></text:span><text:span text:style-name="Strong_20_Emphasis"><text:span text:style-name="T86">.</text:span></text:span></text:p>
          </table:table-cell>
        </table:table-row>
        <table:table-row table:style-name="TableLine94445848024832">
          <table:table-cell table:style-name="Tabel2.A1" office:value-type="string">
            <text:p text:style-name="P52"><text:span text:style-name="Strong_20_Emphasis"><text:span text:style-name="T101"><text:s/></text:span></text:span><text:span text:style-name="Strong_20_Emphasis"><text:span text:style-name="T142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5">Volg de aanwijzingen op het scherm.</text:span></text:span></text:p>
          </table:table-cell>
        </table:table-row>
      </table:table>
      <text:p text:style-name="P17"><text:span text:style-name="Strong_20_Emphasis"><text:span text:style-name="T76"/></text:span></text:p>
      <text:p text:style-name="P47"/>
      <text:p text:style-name="P33"><text:span text:style-name="T337">De installatie van </text:span><text:span text:style-name="T337"><text:reference-ref text:reference-format="text" text:ref-name="Distributie">Debian</text:reference-ref></text:span><text:span text:style-name="T337"><text:s/></text:span><text:span text:style-name="T338"><text:reference-ref text:reference-format="text" text:ref-name="Versie">10</text:reference-ref></text:span><text:span text:style-name="T337"><text:s/></text:span><text:span text:style-name="T343">LTS </text:span><text:span text:style-name="T337"><text:reference-ref text:reference-format="text" text:ref-name="Editie">desktop</text:reference-ref></text:span><text:span text:style-name="T337"><text:s/>is voltooid.</text:span></text:p>
      <text:p text:style-name="P27"/>
      <text:p text:style-name="P26"><text:span text:style-name="T438">E</text:span><text:span text:style-name="T437">inde c</text:span><text:span text:style-name="T436">hecklist.</text:span></text:p>
      <text:p text:style-name="P28"/>
      <text:p text:style-name="P7"><text:span text:style-name="T125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61">Auteursrecht </text:span><text:span text:style-name="Strong_20_Emphasis"><text:span text:style-name="T460">© </text:span></text:span><text:span text:style-name="Strong_20_Emphasis"><text:span text:style-name="T459">2</text:span></text:span><text:span text:style-name="T461">020-</text:span><text:span text:style-name="T463">2021</text:span><text:span text:style-name="T461"> Karel Zimmer.</text:span></text:p>
      <text:p text:style-name="P9"/>
      <text:p text:style-name="P11"><text:span text:style-name="T462">Creative Commons Naamsvermelding-GelijkDelen Internationaal</text:span><text:span text:style-name="T464">-</text:span><text:span text:style-name="T462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62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1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16T19:02:11.271362048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19:02:11.188501693</dc:date>
    <meta:keyword>Installatie</meta:keyword>
    <meta:keyword>Checklist</meta:keyword>
    <meta:keyword>Linux</meta:keyword>
    <meta:editing-cycles>6299</meta:editing-cycles>
    <meta:editing-duration>P11DT2H56M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5" meta:character-count="7364" meta:non-whitespace-character-count="6291"/>
    <meta:user-defined meta:name="Info 1"/>
    <meta:user-defined meta:name="Info 2"/>
    <meta:user-defined meta:name="Info 3"/>
    <meta:user-defined meta:name="Info 4"/>
  </office:meta>
</office:document-meta>
</file>